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style:text-position="sub 58%" fo:font-size="10.5pt"/>
    </style:style>
    <style:style style:name="T3" style:family="text">
      <style:text-properties style:text-position="sub 58%" fo:font-size="10.5pt" style:font-size-asian="18pt" style:font-size-complex="18pt"/>
    </style:style>
    <style:style style:name="T4" style:family="text">
      <style:text-properties style:text-position="0% 100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094cm" svg:y="0.72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line draw:style-name="gr4" draw:text-style-name="P3" draw:layer="layout" svg:x1="4.886cm" svg:y1="1.026cm" svg:x2="4.429cm" svg:y2="1.026cm">
          <text:p/>
        </draw:line>
        <draw:line draw:style-name="gr4" draw:text-style-name="P3" draw:layer="layout" svg:x1="2.922cm" svg:y1="1.007cm" svg:x2="2.607cm" svg:y2="0.986cm">
          <text:p/>
        </draw:line>
        <draw:line draw:style-name="gr4" draw:text-style-name="P3" draw:layer="layout" svg:x1="0.508cm" svg:y1="0.955cm" svg:x2="1.094cm" svg:y2="0.956cm">
          <text:p/>
        </draw:line>
        <draw:line draw:style-name="gr4" draw:text-style-name="P3" draw:layer="layout" svg:x1="4.866cm" svg:y1="4.104cm" svg:x2="0.538cm" svg:y2="4.104cm">
          <text:p/>
        </draw:line>
        <draw:frame draw:style-name="gr5" draw:text-style-name="P4" draw:layer="layout" svg:width="2.624cm" svg:height="0.784cm" svg:x="2.428cm" svg:y="0.193cm">
          <draw:text-box>
            <text:p><text:span text:style-name="T1">jX</text:span><text:span text:style-name="T2">eq</text:span><text:span text:style-name="T1">=j(X</text:span><text:span text:style-name="T3">1</text:span><text:span text:style-name="T4">+X</text:span><text:span text:style-name="T3">2</text:span><text:span text:style-name="T4">')</text:span></text:p>
          </draw:text-box>
        </draw:frame>
        <draw:frame draw:style-name="gr5" draw:text-style-name="P4" draw:layer="layout" svg:width="2.282cm" svg:height="0.784cm" svg:x="0.233cm" svg:y="1.158cm">
          <draw:text-box>
            <text:p><text:span text:style-name="T1">R</text:span><text:span text:style-name="T2">eq</text:span><text:span text:style-name="T1">=R</text:span><text:span text:style-name="T3">1</text:span><text:span text:style-name="T4">+R</text:span><text:span text:style-name="T3">2</text:span><text:span text:style-name="T4">'</text:span></text:p>
          </draw:text-box>
        </draw:frame>
        <draw:line draw:style-name="gr6" draw:text-style-name="P3" draw:layer="layout" svg:x1="2.815cm" svg:y1="1.32cm" svg:x2="4.257cm" svg:y2="1.35cm">
          <text:p/>
        </draw:line>
        <draw:frame draw:style-name="gr7" draw:layer="layout" svg:width="1.34cm" svg:height="0.694cm" svg:x="2.896cm" svg:y="1.5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68cm" svg:height="0.602cm" svg:x="0.579cm" svg:y="2.55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875cm" svg:height="0.962cm" svg:x="0.436cm" svg:y="1.72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frame draw:style-name="gr7" draw:layer="layout" svg:width="0.688cm" svg:height="0.693cm" svg:x="4.259cm" svg:y="2.26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0.875cm" svg:height="0.962cm" svg:x="4.196cm" svg:y="1.452cm">
          <draw:text-box>
            <text:p>+</text:p>
          </draw:text-box>
        </draw:frame>
        <draw:frame draw:style-name="gr5" draw:layer="layout" svg:width="0.714cm" svg:height="0.962cm" svg:x="4.338cm" svg:y="2.604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33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7:41:08</dc:date>
    <dc:creator>khalid khan</dc:creator>
    <meta:editing-duration>PT01H11M00S</meta:editing-duration>
    <meta:editing-cycles>8</meta:editing-cycles>
    <meta:generator>OpenOffice.org/3.1$Linux OpenOffice.org_project/310m19$Build-9420</meta:generator>
    <meta:document-statistic meta:object-count="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I</math:mi>
              <math:mn>1</math:mn>
            </math:msub>
            <math:mo math:stretchy="false">ˆ</math:mo>
          </math:mover>
        </math:mrow>
      </math:mstyle>
      <math:mo math:stretchy="false">=</math:mo>
      <math:mstyle math:fontweight="bold">
        <math:mrow>
          <math:mover math:accent="true">
            <math:msubsup>
              <math:mi>I</math:mi>
              <math:mn>2</math:mn>
              <math:mi>'</math:mi>
            </math:msubsup>
            <math:mo math:stretchy="false">ˆ</math:mo>
          </math:mover>
        </math:mrow>
      </math:mstyle>
    </math:mrow>
    <math:annotation math:encoding="StarMath 5.0">bold hat I_1 = bold hat I_2^'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V</math:mi>
            <math:mn>2</math:mn>
            <math:mi>'</math:mi>
          </math:msubsup>
          <math:mo math:stretchy="false">ˆ</math:mo>
        </math:mover>
      </math:mrow>
    </math:mstyle>
    <math:annotation math:encoding="StarMath 5.0">bold hat V_2^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